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<text:tab/>======================================</text:span></text:p>
      <text:p text:style-name="P1"><text:span text:style-name="T1"><text:tab/><text:tab/><text:tab/><text:tab/><text:tab/>Functions in Python</text:span></text:p>
      <text:p text:style-name="P1"><text:span text:style-name="T1"><text:tab/><text:tab/><text:tab/>======================================</text:span></text:p>
      <text:p text:style-name="P1"><text:span text:style-name="T1">=&gt;The purpose of Functions in Python is that " To Perform certain Operation and Provides </text:span></text:p>
      <text:p text:style-name="P1"><text:span text:style-name="T1"><text:s text:c="4"/>Code Re-Usability".</text:span></text:p>
      <text:p text:style-name="P1"><text:span text:style-name="T1">--------------------------------</text:span></text:p>
      <text:p text:style-name="P1"><text:span text:style-name="T1">Definition of Function</text:span></text:p>
      <text:p text:style-name="P1"><text:span text:style-name="T1">--------------------------------</text:span></text:p>
      <text:p text:style-name="P1"><text:span text:style-name="T1">=&gt;Sub Program of Main Program is Called Function</text:span></text:p>
      <text:p text:style-name="P1"><text:span text:style-name="T1"><text:tab/><text:tab/><text:tab/><text:tab/>(OR)</text:span></text:p>
      <text:p text:style-name="P1"><text:span text:style-name="T1">=&gt;A Part of Main Program is Called Function.</text:span></text:p>
      <text:p text:style-name="P1"><text:span text:style-name="T1">Examples: <text:s text:c="2"/>withdraw() , deposit(), balenq()..etc are the parts of ATM Project.</text:span></text:p>
      <text:p text:style-name="P1"><text:span text:style-name="T1">-----------------------------------------------------------</text:span></text:p>
      <text:p text:style-name="P1"><text:span text:style-name="T1">Parts of Functions.</text:span></text:p>
      <text:p text:style-name="P1"><text:span text:style-name="T1">-----------------------------------------------------------</text:span></text:p>
      <text:p text:style-name="P1"><text:span text:style-name="T1">=&gt;At the time of dealing with Functions Concept, we must ensure that there must exist 2 Parts. they are</text:span></text:p>
      <text:p text:style-name="P1"><text:span text:style-name="T1"><text:tab/><text:tab/>1) Function Definition</text:span></text:p>
      <text:p text:style-name="P1"><text:span text:style-name="T1"><text:tab/><text:tab/>2) Function Call(s)</text:span></text:p>
      <text:p text:style-name="P1"><text:span text:style-name="T1">=&gt;Function Definition exist Only Once</text:span></text:p>
      <text:p text:style-name="P1"><text:span text:style-name="T1">=&gt;Function Definition executes by Calling Function Call(s). In otherwords Function Definition </text:span></text:p>
      <text:p text:style-name="P1"><text:span text:style-name="T1"><text:s text:c="4"/>are executing by calling it through Function Calls otherwise Function Definition will not execute.</text:span></text:p>
      <text:p text:style-name="P1"><text:span text:style-name="T1">=&gt;For Every Function call, There must exist a Function Definition Otherwise we get NameError.</text:span></text:p>
      <text:p text:style-name="P1"><text:span text:style-name="T1">-----------------------------------------------------------------------------------</text:span></text:p>
      <text:p text:style-name="P1"><text:span text:style-name="T1">Phases in Functions</text:span></text:p>
      <text:p text:style-name="P1"><text:span text:style-name="T1">------------------------------------------------------------------------------------</text:span></text:p>
      <text:p text:style-name="P1"><text:soft-page-break/><text:span text:style-name="T1">=&gt;At time of Function Execution, we must ensure that it should 3 Phases. They are</text:span></text:p>
      <text:p text:style-name="P1"><text:span text:style-name="T1"><text:tab/><text:tab/>1. Every Function takes INPUT</text:span></text:p>
      <text:p text:style-name="P1"><text:span text:style-name="T1"><text:tab/><text:tab/>2. Every Function Must PROCESS the input</text:span></text:p>
      <text:p text:style-name="P1"><text:span text:style-name="T1"><text:tab/><text:tab/>3. Every Function Must give OUTPUT / RESULT </text:span></text:p>
      <text:p text:style-name="P1"><text:span text:style-name="T1">--------------------------------------------------------------------------------------</text:span></text:p>
      <text:p text:style-name="P2"/>
      <text:p text:style-name="P2"/>
      <text:p text:style-name="P2"/>
      <text:p text:style-name="P1"><text:span text:style-name="T1"><text:s text:c="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1" meta:word-count="170" meta:character-count="1569" meta:non-whitespace-character-count="1388"/>
    <meta:generator>LibreOfficeDev/6.0.5.2$Linux_X86_64 LibreOffice_project/</meta:generator>
  </office:meta>
</office:document-meta>
</file>